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4adb30"/>
    </style:style>
    <style:style style:name="P55" style:family="paragraph" style:parent-style-name="Standard">
      <style:text-properties officeooo:rsid="0dde9a1c" officeooo:paragraph-rsid="0f5bbe35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7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8" style:family="paragraph" style:parent-style-name="Standard">
      <style:text-properties officeooo:paragraph-rsid="0e26e14b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text-properties officeooo:paragraph-rsid="0f3ae219"/>
    </style:style>
    <style:style style:name="P61" style:family="paragraph" style:parent-style-name="Standard">
      <style:text-properties officeooo:paragraph-rsid="0f3d081d"/>
    </style:style>
    <style:style style:name="P62" style:family="paragraph" style:parent-style-name="Footnote">
      <style:text-properties officeooo:rsid="043ccc66" officeooo:paragraph-rsid="0f40045a"/>
    </style:style>
    <style:style style:name="P63" style:family="paragraph" style:parent-style-name="Footnote">
      <style:text-properties officeooo:rsid="043ccc66" officeooo:paragraph-rsid="0f4dc0dc"/>
    </style:style>
    <style:style style:name="P64" style:family="paragraph" style:parent-style-name="Footnote">
      <style:text-properties officeooo:paragraph-rsid="0f40045a"/>
    </style:style>
    <style:style style:name="P65" style:family="paragraph" style:parent-style-name="Footnote">
      <style:text-properties officeooo:paragraph-rsid="0f48ae43"/>
    </style:style>
    <style:style style:name="P66" style:family="paragraph" style:parent-style-name="Footnote">
      <style:text-properties officeooo:paragraph-rsid="0f4a4d76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text-properties officeooo:paragraph-rsid="0f41de32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3ae219"/>
    </style:style>
    <style:style style:name="P75" style:family="paragraph" style:parent-style-name="Standard">
      <style:paragraph-properties fo:text-align="center" style:justify-single-word="false"/>
      <style:text-properties officeooo:paragraph-rsid="0f6ac771"/>
    </style:style>
    <style:style style:name="P76" style:family="paragraph" style:parent-style-name="Standard">
      <style:paragraph-properties fo:text-align="center" style:justify-single-word="false"/>
      <style:text-properties officeooo:paragraph-rsid="0daef67d"/>
    </style:style>
    <style:style style:name="P77" style:family="paragraph" style:parent-style-name="Standard">
      <style:paragraph-properties fo:text-align="center" style:justify-single-word="false"/>
      <style:text-properties officeooo:paragraph-rsid="0f6d3852"/>
    </style:style>
    <style:style style:name="P78" style:family="paragraph" style:parent-style-name="Standard">
      <style:paragraph-properties fo:text-align="center" style:justify-single-word="false"/>
      <style:text-properties officeooo:paragraph-rsid="0f3d081d"/>
    </style:style>
    <style:style style:name="P79" style:family="paragraph" style:parent-style-name="Standard">
      <style:paragraph-properties fo:text-align="center" style:justify-single-word="false"/>
      <style:text-properties officeooo:paragraph-rsid="0db0d4d1"/>
    </style:style>
    <style:style style:name="P80" style:family="paragraph" style:parent-style-name="Standard">
      <style:paragraph-properties fo:text-align="center" style:justify-single-word="false"/>
      <style:text-properties officeooo:paragraph-rsid="0daa4aef"/>
    </style:style>
    <style:style style:name="P81" style:family="paragraph" style:parent-style-name="Standard">
      <style:paragraph-properties fo:text-align="center" style:justify-single-word="false"/>
      <style:text-properties officeooo:paragraph-rsid="0f7a4390"/>
    </style:style>
    <style:style style:name="P82" style:family="paragraph" style:parent-style-name="Standard">
      <style:paragraph-properties fo:text-align="center" style:justify-single-word="false"/>
      <style:text-properties officeooo:paragraph-rsid="0eb4913f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d804757"/>
    </style:style>
    <style:style style:name="P86" style:family="paragraph" style:parent-style-name="Standard">
      <style:paragraph-properties fo:text-align="center" style:justify-single-word="false"/>
      <style:text-properties officeooo:paragraph-rsid="0dce9327"/>
    </style:style>
    <style:style style:name="P87" style:family="paragraph" style:parent-style-name="Footnote">
      <style:text-properties officeooo:paragraph-rsid="0f9ff6ff"/>
    </style:style>
    <style:style style:name="P88" style:family="paragraph" style:parent-style-name="Standard">
      <style:text-properties officeooo:paragraph-rsid="104f54fc"/>
    </style:style>
    <style:style style:name="P89" style:family="paragraph" style:parent-style-name="Standard">
      <style:text-properties officeooo:paragraph-rsid="1028e258"/>
    </style:style>
    <style:style style:name="P90" style:family="paragraph" style:parent-style-name="Standard">
      <style:text-properties officeooo:paragraph-rsid="104d93b3"/>
    </style:style>
    <style:style style:name="P91" style:family="paragraph" style:parent-style-name="Standard">
      <style:text-properties officeooo:paragraph-rsid="102bc162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style:font-size-asian="12pt" style:font-size-complex="12pt"/>
    </style:style>
    <style:style style:name="T12" style:family="text">
      <style:text-properties style:font-name="Liberation Sans" fo:font-size="12pt" fo:language="en" fo:country="GB" officeooo:rsid="00bddfbe" style:font-size-asian="12pt" style:font-size-complex="12pt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45931e" style:font-size-asian="12pt" style:font-size-complex="12pt"/>
    </style:style>
    <style:style style:name="T15" style:family="text">
      <style:text-properties style:font-name="Liberation Sans" fo:font-size="12pt" fo:language="en" fo:country="GB" officeooo:rsid="0f98753c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97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99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00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4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1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2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officeooo:rsid="0f429118"/>
    </style:style>
    <style:style style:name="T160" style:family="text">
      <style:text-properties fo:color="#000000" loext:opacity="100%" fo:language="en" fo:country="GB" officeooo:rsid="0f41de32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font-size="8pt" style:font-size-asian="8pt" style:font-size-complex="8pt" loext:padding="0.049cm" loext:border="0.31pt solid #000000"/>
    </style:style>
    <style:style style:name="T22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language="en" fo:country="GB"/>
    </style:style>
    <style:style style:name="T225" style:family="text">
      <style:text-properties fo:language="en" fo:country="GB" officeooo:rsid="0e83c34e"/>
    </style:style>
    <style:style style:name="T22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language="en" fo:country="GB" officeooo:rsid="0f28d107"/>
    </style:style>
    <style:style style:name="T228" style:family="text">
      <style:text-properties fo:language="en" fo:country="GB" officeooo:rsid="0f96de95"/>
    </style:style>
    <style:style style:name="T229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f936fb3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07">Checklist for installing </text:span></text:span><text:span text:style-name="Strong_20_Emphasis"><text:span text:style-name="T107"><text:user-field-get text:name="Distro">Ubuntu</text:user-field-get></text:span></text:span><text:span text:style-name="Strong_20_Emphasis"><text:span text:style-name="T107"><text:s/></text:span></text:span><text:span text:style-name="Strong_20_Emphasis"><text:span text:style-name="T108"><text:user-field-get text:name="Version">22.04</text:user-field-get></text:span></text:span><text:span text:style-name="Strong_20_Emphasis"><text:span text:style-name="T109"><text:s/></text:span></text:span><text:span text:style-name="Strong_20_Emphasis"><text:span text:style-name="T110">LTS</text:span></text:span><text:span text:style-name="Strong_20_Emphasis"><text:span text:style-name="T110"><text:note text:id="ftn1" text:note-class="footnote"><text:note-citation>1</text:note-citation><text:note-body><text:p text:style-name="P87"><text:span text:style-name="T146">LTS stands for Long-Term Support, and this April </text:span><text:span text:style-name="Strong_20_Emphasis"><text:span text:style-name="T83"><text:user-field-get style:data-style-name="N0" text:name="Releaseyear">2022</text:user-field-get></text:span></text:span><text:span text:style-name="T148"><text:s/></text:span><text:span text:style-name="Strong_20_Emphasis"><text:span text:style-name="T151"><text:user-field-get text:name="Distro">Ubuntu</text:user-field-get></text:span></text:span><text:span text:style-name="T147"><text:s/></text:span><text:span text:style-name="T152"><text:user-field-get text:name="Version">22.04</text:user-field-get></text:span><text:span text:style-name="T152"><text:s/></text:span><text:span text:style-name="T147">LTS </text:span><text:span text:style-name="Strong_20_Emphasis"><text:span text:style-name="T153"><text:user-field-get text:name="Edition">server</text:user-field-get></text:span></text:span><text:span text:style-name="T146"><text:s/>(codenamed </text:span><text:span text:style-name="T150">j</text:span><text:span text:style-name="T146">ammy) will be </text:span><text:span text:style-name="T149">supported</text:span><text:span text:style-name="T146"> for five years until April 2027.</text:span></text:p></text:note-body></text:note></text:span></text:span><text:span text:style-name="Strong_20_Emphasis"><text:span text:style-name="T111"> </text:span></text:span><text:span text:style-name="Strong_20_Emphasis"><text:span text:style-name="T112"><text:user-field-get text:name="Edition">server</text:user-field-get></text:span></text:span><text:span text:style-name="Strong_20_Emphasis"><text:span text:style-name="T113">.<text:line-break/></text:span></text:span><text:span text:style-name="Strong_20_Emphasis"><text:span text:style-name="T229">work in progress</text:span></text:span></text:p>
      <text:p text:style-name="P20"/>
      <text:p text:style-name="P10"><text:span text:style-name="T127">Fill in the </text:span><text:span text:style-name="Strong_20_Emphasis"><text:span text:style-name="T82"><text:s/></text:span></text:span><text:span text:style-name="Strong_20_Emphasis"><text:span text:style-name="T55">text box</text:span></text:span><text:span text:style-name="T127"> behind the </text:span><text:span text:style-name="T135">underlined</text:span><text:span text:style-name="T128"> </text:span><text:span text:style-name="T127">words, see [explanation]:</text:span></text:p>
      <text:p text:style-name="P8"><text:span text:style-name="Definition"><text:span text:style-name="T226">user</text:span></text:span><text:span text:style-name="T179"><text:tab/><text:tab/></text:span><text:span text:style-name="T183"> <text:tab/><text:tab/><text:tab/></text:span><text:span text:style-name="T180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180"><text:tab/></text:span><text:span text:style-name="T181">[</text:span><text:span text:style-name="T182">full </text:span><text:span text:style-name="T184">na</text:span><text:span text:style-name="T186">me,</text:span><text:span text:style-name="T184"> </text:span><text:span text:style-name="T186">e.g.</text:span><text:span text:style-name="T184"> </text:span><text:span text:style-name="T185">J</text:span><text:span text:style-name="T192">a</text:span><text:span text:style-name="T185">n </text:span><text:span text:style-name="T192">Jansen</text:span><text:span text:style-name="T193">]</text:span></text:p>
      <text:p text:style-name="P59"><text:span text:style-name="Definition"><text:span text:style-name="T191">USER</text:span></text:span><text:span text:style-name="Definition"><text:span text:style-name="T224">na</text:span></text:span><text:span text:style-name="Definition"><text:span text:style-name="T227">me</text:span></text:span><text:span text:style-name="T190"><text:tab/><text:tab/><text:tab/></text:span><text:span text:style-name="T190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190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22">j</text:span><text:span text:style-name="T123">a</text:span><text:span text:style-name="T122">n</text:span><text:span text:style-name="T124">]</text:span></text:p>
      <text:p text:style-name="P7"><text:span text:style-name="Definition"><text:span text:style-name="T228">serv</text:span></text:span><text:span text:style-name="Definition"><text:span text:style-name="T224">ERNA</text:span></text:span><text:span text:style-name="Definition"><text:span text:style-name="T227">me</text:span></text:span><text:span text:style-name="T194"><text:tab/><text:tab/></text:span><text:span text:style-name="T224"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/text:span><text:span text:style-name="T224"><text:tab/></text:span><text:span text:style-name="T195">[</text:span><text:span text:style-name="T196">na</text:span><text:span text:style-name="T201">me of the</text:span><text:span text:style-name="T196"> </text:span><text:span text:style-name="T202">server</text:span><text:span text:style-name="T197">, </text:span><text:span text:style-name="T201">e.g.</text:span><text:span text:style-name="T198"> </text:span><text:span text:style-name="T202">sv</text:span><text:span text:style-name="T199">02</text:span><text:span text:style-name="T195">]</text:span></text:p>
      <text:p text:style-name="P4"><text:span text:style-name="Definition"><text:span text:style-name="T224">START</text:span></text:span><text:span text:style-name="Definition"><text:span text:style-name="T227">up</text:span></text:span><text:span text:style-name="Definition"><text:span text:style-name="T224">MEnU</text:span></text:span><text:span text:style-name="T180"><text:tab/><text:tab/></text:span><text:span text:style-name="T180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180"><text:tab/></text:span><text:span text:style-name="T195">[</text:span><text:span text:style-name="T196">key for the bootable medium</text:span><text:span text:style-name="T203">]</text:span></text:p>
      <text:p text:style-name="P6"><text:span text:style-name="Definition"><text:span text:style-name="T200">SETTINGS</text:span></text:span><text:span text:style-name="T200"> <text:tab/><text:tab/><text:tab/></text:span><text:span text:style-name="T200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200"><text:tab/></text:span><text:span text:style-name="T195">[</text:span><text:span text:style-name="T196">key for the UEFI BIOS screen</text:span><text:span text:style-name="T195">]</text:span></text:p>
      <text:p text:style-name="P5"><text:span text:style-name="Definition"><text:span text:style-name="T205">USER2</text:span></text:span><text:span text:style-name="T204"><text:tab/></text:span><text:span text:style-name="T183"> <text:tab/><text:tab/><text:tab/></text:span><text:span text:style-name="T180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180"><text:tab/></text:span><text:span text:style-name="T181">[</text:span><text:span text:style-name="T184">na</text:span><text:span text:style-name="T187">me</text:span><text:span text:style-name="T184"> possibly</text:span><text:span text:style-name="T188"> 2</text:span><text:span text:style-name="T216">nd</text:span><text:span text:style-name="T188"> USER</text:span><text:span text:style-name="T189">]</text:span></text:p>
      <text:p text:style-name="P58"><text:span text:style-name="Definition"><text:span text:style-name="T205">USERN</text:span></text:span><text:span text:style-name="Definition"><text:span text:style-name="T206">a</text:span></text:span><text:span text:style-name="Definition"><text:span text:style-name="T207">me</text:span></text:span><text:span text:style-name="Definition"><text:span text:style-name="T205">2</text:span></text:span><text:span text:style-name="Definition"><text:span text:style-name="T212"><text:tab/><text:tab/></text:span></text:span><text:span text:style-name="T190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190"><text:tab/></text:span><text:span text:style-name="T209">[</text:span><text:span text:style-name="T210">user</text:span><text:span text:style-name="T208"> na</text:span><text:span text:style-name="T211">me</text:span><text:span text:style-name="T213"> possibly</text:span><text:span text:style-name="T214"> 2</text:span><text:span text:style-name="T217">nd</text:span><text:span text:style-name="T214"> USER</text:span><text:span text:style-name="T215">]</text:span></text:p>
      <text:p text:style-name="P9"><text:span text:style-name="T125">Replace the </text:span><text:span text:style-name="T134">underlined</text:span><text:span text:style-name="T125"> words in this checklist with those in the </text:span><text:span text:style-name="Strong_20_Emphasis"><text:span text:style-name="T29">te</text:span></text:span><text:span text:style-name="Strong_20_Emphasis"><text:span text:style-name="T46">x</text:span></text:span><text:span text:style-name="Strong_20_Emphasis"><text:span text:style-name="T29">t </text:span></text:span><text:span text:style-name="Strong_20_Emphasis"><text:span text:style-name="T46">box</text:span></text:span><text:span text:style-name="T125">.</text:span></text:p>
      <text:p text:style-name="P44"/>
      <text:p text:style-name="P44"/>
      <text:p text:style-name="P11"><text:span text:style-name="T132">New installation?</text:span><text:span text:style-name="T126"><text:tab/></text:span><text:span text:style-name="T130"></text:span><text:span text:style-name="T131"><text:tab/>Start at chapter</text:span><text:span text:style-name="T126"> </text:span><text:span text:style-name="T132"><text:bookmark-ref text:reference-format="page" text:ref-name="__RefNumPara__4009_1271708128">2</text:bookmark-ref></text:span><text:span text:style-name="T126"><text:s text:c="2"/></text:span><text:span text:style-name="T133"><text:bookmark-ref text:reference-format="text" text:ref-name="__RefNumPara__4009_1271708128">Perform installation</text:bookmark-ref></text:span><text:span text:style-name="T129">.</text:span></text:p>
      <text:p text:style-name="P26"/>
      <text:p text:style-name="P26"/>
      <text:list xml:id="list1878860141" text:style-name="L1">
        <text:list-item>
          <text:p text:style-name="P94"><text:bookmark-start text:name="__RefNumPara__4083_1271708128"/>Preparing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57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" office:value-type="string">
            <text:p text:style-name="P50"><text:span text:style-name="Strong_20_Emphasis"><text:span text:style-name="T26">Log in as </text:span></text:span><text:span text:style-name="Definition"><text:span text:style-name="T8">USER</text:span></text:span><text:span text:style-name="Definition"><text:span text:style-name="T10"><text:note text:id="ftn2" text:note-class="footnote"><text:note-citation>2</text:note-citation><text:note-body><text:p text:style-name="P62"><text:span text:style-name="User_20_Entry"><text:span text:style-name="T84">Login any additional </text:span></text:span><text:span text:style-name="Definition"><text:span text:style-name="T223">USER</text:span></text:span><text:span text:style-name="User_20_Entry"><text:span text:style-name="T89">s</text:span></text:span><text:span text:style-name="User_20_Entry"><text:span text:style-name="T93">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8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3" office:value-type="string">
            <text:p text:style-name="P60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7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64"><text:span text:style-name="T22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8">karelzimmer.nl</text:span></text:span></text:a><text:span text:style-name="T225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68"><text:span text:style-name="Strong_20_Emphasis"><text:span text:style-name="T52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48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21">Super</text:span> key is the Windows key, Command key (Apple), or Magnifier key<text:span text:style-name="T144"> </text:span><text:span text:style-name="T145">(Chromebook)</text:span><text:span text:style-name="T144">.</text:span></text:p></text:note-body></text:note></text:span></text:span><text:span text:style-name="Strong_20_Emphasis"><text:span text:style-name="T34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68">ter</text:span></text:span><text:span text:style-name="Strong_20_Emphasis"><text:span text:style-name="T69">m</text:span></text:span><text:span text:style-name="Strong_20_Emphasis"><text:span text:style-name="T38"> </text:span></text:span><text:span text:style-name="Strong_20_Emphasis"><text:span text:style-name="T49">and click the </text:span></text:span><text:span text:style-name="Strong_20_Emphasis"><text:span text:style-name="T70">Terminal</text:span></text:span><text:span text:style-name="Strong_20_Emphasis"><text:span text:style-name="T49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5" office:value-type="string">
            <text:p text:style-name="P60"><text:span text:style-name="T11">Type, or copy and paste, these two commands, each followed by the</text:span><text:span text:style-name="Strong_20_Emphasis"><text:span text:style-name="T38"> </text:span></text:span><text:span text:style-name="Strong_20_Emphasis"><text:span text:style-name="T33">Enter</text:span></text:span><text:span text:style-name="T11"> key: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0"><text:span text:style-name="User_20_Entry"><text:span text:style-name="T101">wget karelzimmer.nl/</text:span></text:span><text:span text:style-name="User_20_Entry"><text:span text:style-name="T102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0"><text:span text:style-name="User_20_Entry"><text:span text:style-name="T101">bash </text:span></text:span><text:span text:style-name="User_20_Entry"><text:span text:style-name="T102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53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8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0" office:value-type="string">
            <text:p text:style-name="P61"><text:span text:style-name="Strong_20_Emphasis"><text:span text:style-name="T3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1" office:value-type="string">
            <text:p text:style-name="P88"><text:span text:style-name="Strong_20_Emphasis"><text:span text:style-name="T32">Type </text:span></text:span><text:span text:style-name="User_20_Entry"><text:span text:style-name="T103">kz </text:span></text:span><text:span text:style-name="User_20_Entry"><text:span text:style-name="T104">menu</text:span></text:span><text:span text:style-name="Strong_20_Emphasis"><text:span text:style-name="T32"> command, 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89"><text:span text:style-name="Strong_20_Emphasis"><text:span text:style-name="T40">Select </text:span></text:span><text:span text:style-name="Strong_20_Emphasis"><text:span text:style-name="T71">1 </text:span></text:span><text:span text:style-name="Strong_20_Emphasis"><text:span text:style-name="T32">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3" office:value-type="string">
            <text:p text:style-name="P53"><text:span text:style-name="Strong_20_Emphasis"><text:span text:style-name="T39">Follow the instructions on the screen.</text:span></text:span></text:p>
          </table:table-cell>
        </table:table-row>
      </table:table>
      <text:p text:style-name="P16"/>
      <text:list xml:id="list191307874519391"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8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36">Boot the computer from an</text:span><text:span text:style-name="T140"> </text:span><text:span text:style-name="Strong_20_Emphasis"><text:span text:style-name="T116"><text:user-field-get text:name="Distro">Ubuntu</text:user-field-get></text:span></text:span><text:span text:style-name="T143"><text:s/></text:span><text:span text:style-name="T117"><text:user-field-get text:name="Version">22.04</text:user-field-get></text:span><text:span text:style-name="T77"><text:s/></text:span><text:span text:style-name="T79">LTS </text:span><text:span text:style-name="T77"><text:user-field-get text:name="Edition">server</text:user-field-get></text:span><text:span text:style-name="T77"><text:s/>Live</text:span><text:span text:style-name="T77"><text:note text:id="ftn5" text:note-class="footnote"><text:note-citation>1</text:note-citation><text:note-body><text:p text:style-name="P65"><text:span text:style-name="T18">From a Live USB stick (or DVD) you can boot and work with </text:span><text:span text:style-name="Strong_20_Emphasis"><text:span text:style-name="T151"><text:user-field-get text:name="Distro">Ubuntu</text:user-field-get></text:span></text:span><text:span text:style-name="Strong_20_Emphasis"><text:span text:style-name="T151"><text:s/></text:span></text:span><text:span text:style-name="T18">without installing it.</text:span></text:p></text:note-body></text:note></text:span><text:span text:style-name="T136"> USB stick</text:span><text:span text:style-name="T78"><text:note text:id="ftn6" text:note-class="footnote"><text:note-citation>2</text:note-citation><text:note-body><text:p text:style-name="P66"><text:span text:style-name="Strong_20_Emphasis"><text:span text:style-name="T85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9">releases.ubuntu.com</text:span></text:span></text:a><text:span text:style-name="Strong_20_Emphasis"><text:span text:style-name="T86">,</text:span></text:span><text:span text:style-name="Strong_20_Emphasis"><text:span text:style-name="T85"> click </text:span></text:span><text:span text:style-name="Strong_20_Emphasis"><text:span text:style-name="T90">Ubuntu 22.04... LTS (Jammy Jellyfish)</text:span></text:span><text:span text:style-name="Strong_20_Emphasis"><text:span text:style-name="T85">, and then click </text:span></text:span><text:span text:style-name="Strong_20_Emphasis"><text:span text:style-name="T90">Desktop image on 64-bit PC (AMD64) desktop image</text:span></text:span><text:span text:style-name="Strong_20_Emphasis"><text:span text:style-name="T85">.</text:span></text:span></text:p><text:p text:style-name="P66"><text:span text:style-name="Strong_20_Emphasis"><text:span text:style-name="T85"><text:tab/>Insert a USB stick of at least 4 GB.<text:line-break/>Locate </text:span></text:span><text:span text:style-name="Strong_20_Emphasis"><text:span text:style-name="T91">disk</text:span></text:span><text:span text:style-name="Strong_20_Emphasis"><text:span text:style-name="T85"> and click the </text:span></text:span><text:span text:style-name="Strong_20_Emphasis"><text:span text:style-name="T90">Disks</text:span></text:span><text:span text:style-name="Strong_20_Emphasis"><text:span text:style-name="T85"> icon. Select the USB stick in the list of disks on the left and click </text:span></text:span><text:span text:style-name="Strong_20_Emphasis"><text:span text:style-name="T90">Disk </text:span></text:span><text:span text:style-name="Strong_20_Emphasis"><text:span text:style-name="T91">settings</text:span></text:span><text:span text:style-name="Strong_20_Emphasis"><text:span text:style-name="T85"> ⋮ (icon with the three dots) in the top right corner.</text:span></text:span></text:p><text:p text:style-name="P66"><text:span text:style-name="Strong_20_Emphasis"><text:span text:style-name="T85"><text:tab/>Choose </text:span></text:span><text:span text:style-name="Strong_20_Emphasis"><text:span text:style-name="T90">Restore Disk Image</text:span></text:span><text:span text:style-name="Strong_20_Emphasis"><text:span text:style-name="T85"> and select the CD image file (.iso) you just downloaded.</text:span></text:span></text:p><text:p text:style-name="P66"><text:span text:style-name="Strong_20_Emphasis"><text:span text:style-name="T87"><text:tab/>Click </text:span></text:span><text:span text:style-name="Strong_20_Emphasis"><text:span text:style-name="T92">Start Restore</text:span></text:span><text:span text:style-name="Strong_20_Emphasis"><text:span text:style-name="T87">, and then click </text:span></text:span><text:span text:style-name="Strong_20_Emphasis"><text:span text:style-name="T92">Restore</text:span></text:span><text:span text:style-name="Strong_20_Emphasis"><text:span text:style-name="T87">.</text:span></text:span></text:p><text:p text:style-name="P66"><text:span text:style-name="Strong_20_Emphasis"><text:span text:style-name="T87"><text:tab/>Or use the </text:span></text:span><text:span text:style-name="Strong_20_Emphasis"><text:span text:style-name="T92">Etcher</text:span></text:span><text:span text:style-name="Strong_20_Emphasis"><text:span text:style-name="T87"> program </text:span></text:span><text:span text:style-name="Strong_20_Emphasis"><text:span text:style-name="T88">(</text:span></text:span><text:a xlink:type="simple" xlink:href="https://www.balena.io/etcher/" text:style-name="Internet_20_link" text:visited-style-name="Visited_20_Internet_20_Link"><text:span text:style-name="Strong_20_Emphasis"><text:span text:style-name="T220">etcher.io</text:span></text:span></text:a><text:span text:style-name="Strong_20_Emphasis"><text:span text:style-name="T88">) </text:span></text:span><text:span text:style-name="Strong_20_Emphasis"><text:span text:style-name="T87">available for Windows, macOS, and Linux.</text:span></text:span></text:p></text:note-body></text:note></text:span><text:span text:style-name="T136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43"><text:span text:style-name="T159">S</text:span><text:span text:style-name="T160">tart up</text:span><text:span text:style-name="T154">/boot menu </text:span><text:span text:style-name="T96">via </text:span><text:span text:style-name="Definition"><text:span text:style-name="T224">START</text:span></text:span><text:span text:style-name="Definition"><text:span text:style-name="T227">up</text:span></text:span><text:span text:style-name="Definition"><text:span text:style-name="T224">MEnU</text:span></text:span><text:span text:style-name="T96"> </text:span><text:span text:style-name="T98">and </text:span><text:span text:style-name="T99">settings/</text:span><text:span text:style-name="T100">setup</text:span><text:span text:style-name="T96"> via </text:span><text:span text:style-name="Definition"><text:span text:style-name="T16">SETTINGS</text:span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4"><text:span text:style-name="T121">P</text:span><text:span text:style-name="T120">ress the </text:span><text:span text:style-name="Strong_20_Emphasis"><text:span text:style-name="T60">Enter</text:span></text:span><text:span text:style-name="Strong_20_Emphasis"><text:span text:style-name="T59"> </text:span></text:span><text:span text:style-name="Strong_20_Emphasis"><text:span text:style-name="T61">key </text:span></text:span><text:span text:style-name="Strong_20_Emphasis"><text:span text:style-name="T62">(</text:span></text:span><text:span text:style-name="Strong_20_Emphasis"><text:span text:style-name="T72">Try or I</text:span></text:span><text:span text:style-name="Strong_20_Emphasis"><text:span text:style-name="T73">n</text:span></text:span><text:span text:style-name="Strong_20_Emphasis"><text:span text:style-name="T74">stall Ubuntu</text:span></text:span><text:span text:style-name="Strong_20_Emphasis"><text:span text:style-name="T63"> is already selected</text:span></text:span><text:span text:style-name="Strong_20_Emphasis"><text:span text:style-name="T64">)</text:span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4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58"><draw:control text:anchor-type="as-char" draw:z-index="17" draw:name="Vorm 5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2"><text:span text:style-name="T138">C</text:span><text:span text:style-name="T139">lick</text:span><text:span text:style-name="T138"> </text:span><text:span text:style-name="T142">In</text:span><text:span text:style-name="T141">stall Ubuntu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1"/></text:span></text:p>
          </table:table-cell>
          <table:table-cell table:style-name="_32_._5f_Installatie_5f_uitvoeren.C7" office:value-type="string">
            <text:p text:style-name="P53"><text:span text:style-name="Strong_20_Emphasis"><text:span text:style-name="T105">Follow the instructions on the </text:span></text:span><text:span text:style-name="Strong_20_Emphasis"><text:span text:style-name="T106">installation </text:span></text:span><text:span text:style-name="Strong_20_Emphasis"><text:span text:style-name="T105">screen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30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3"><text:span text:style-name="T166">On the </text:span><text:span text:style-name="T171">Who are you?</text:span><text:span text:style-name="T166"> </text:span><text:span text:style-name="Strong_20_Emphasis"><text:span text:style-name="T164">screen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14"><text:span text:style-name="Strong_20_Emphasis"><text:span text:style-name="T165">E</text:span></text:span><text:span text:style-name="T166">nter your </text:span><text:span text:style-name="T172">Your n</text:span><text:span text:style-name="T171">ame </text:span><text:span text:style-name="Definition"><text:span text:style-name="T12">USER</text:span></text:span><text:span text:style-name="Strong_20_Emphasis"><text:span text:style-name="T163">, <text:line-break/></text:span></text:span><text:span text:style-name="Strong_20_Emphasis"><text:span text:style-name="T168">Y</text:span></text:span><text:span text:style-name="Strong_20_Emphasis"><text:span text:style-name="T167">our computer</text:span></text:span><text:span text:style-name="Strong_20_Emphasis"><text:span text:style-name="T168">'s name</text:span></text:span><text:span text:style-name="Definition"><text:span text:style-name="T7"> </text:span></text:span><text:span text:style-name="Definition"><text:span text:style-name="T15">serv</text:span></text:span><text:span text:style-name="Definition"><text:span text:style-name="T12">erna</text:span></text:span><text:span text:style-name="Definition"><text:span text:style-name="T14">me</text:span></text:span><text:span text:style-name="Strong_20_Emphasis"><text:span text:style-name="T162">,<text:line-break/></text:span></text:span><text:span text:style-name="Strong_20_Emphasis"><text:span text:style-name="T169">Pick</text:span></text:span><text:span text:style-name="Strong_20_Emphasis"><text:span text:style-name="T167"> a username</text:span></text:span><text:span text:style-name="Strong_20_Emphasis"><text:span text:style-name="T162"> </text:span></text:span><text:span text:style-name="Definition"><text:span text:style-name="T12">USERsna</text:span></text:span><text:span text:style-name="Definition"><text:span text:style-name="T14">me</text:span></text:span><text:span text:style-name="Strong_20_Emphasis"><text:span text:style-name="T162">,<text:line-break/></text:span></text:span><text:span text:style-name="Strong_20_Emphasis"><text:span text:style-name="T161">enter a password twice, and click </text:span></text:span><text:span text:style-name="Strong_20_Emphasis"><text:span text:style-name="T170">Continue</text:span></text:span><text:span text:style-name="Strong_20_Emphasis"><text:span text:style-name="T161">.</text:span></text:span></text:p>
          </table:table-cell>
        </table:table-row>
      </table:table>
      <text:p text:style-name="P45"><text:span text:style-name="Strong_20_Emphasis"><text:span text:style-name="T65"/></text:span></text:p>
      <text:list xml:id="list191307215344588" text:continue-numbering="true" text:style-name="L1">
        <text:list-item>
          <text:p text:style-name="P93"><text:span text:style-name="Strong_20_Emphasis"><text:span text:style-name="T76">Finish installation</text:span></text:span></text:p>
        </text:list-item>
      </text:list>
      <text:p text:style-name="P46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58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4">Log in as </text:span></text:span><text:span text:style-name="Definition"><text:span text:style-name="T9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49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8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7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64"><text:span text:style-name="T22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8">karelzimmer.nl</text:span></text:span></text:a><text:span text:style-name="T225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69"><text:span text:style-name="Strong_20_Emphasis"><text:span text:style-name="T53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48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21">Super</text:span> key is the Windows key, Command key (Apple), or Magnifier key<text:span text:style-name="T144"> </text:span><text:span text:style-name="T145">(Chromebook)</text:span><text:span text:style-name="T144">.</text:span></text:p></text:note-body></text:note></text:span></text:span><text:span text:style-name="Strong_20_Emphasis"><text:span text:style-name="T34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68">ter</text:span></text:span><text:span text:style-name="Strong_20_Emphasis"><text:span text:style-name="T69">m</text:span></text:span><text:span text:style-name="Strong_20_Emphasis"><text:span text:style-name="T38"> </text:span></text:span><text:span text:style-name="Strong_20_Emphasis"><text:span text:style-name="T49">and click the </text:span></text:span><text:span text:style-name="Strong_20_Emphasis"><text:span text:style-name="T70">Terminal</text:span></text:span><text:span text:style-name="Strong_20_Emphasis"><text:span text:style-name="T49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30"/></text:span></text:p>
          </table:table-cell>
          <table:table-cell table:style-name="_33_._5f_Installatie_5f_afronden.C5" office:value-type="string">
            <text:p text:style-name="P67"><text:span text:style-name="T13">Type, or copy and paste, these two commands, each followed by the</text:span><text:span text:style-name="Strong_20_Emphasis"><text:span text:style-name="T38"> </text:span></text:span><text:span text:style-name="Strong_20_Emphasis"><text:span text:style-name="T3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6" office:value-type="string">
            <text:p text:style-name="P71"><text:span text:style-name="User_20_Entry"><text:span text:style-name="T101">wget karelzimmer.nl/</text:span></text:span><text:span text:style-name="User_20_Entry"><text:span text:style-name="T102">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7" office:value-type="string">
            <text:p text:style-name="P71"><text:span text:style-name="User_20_Entry"><text:span text:style-name="T101">bash </text:span></text:span><text:span text:style-name="User_20_Entry"><text:span text:style-name="T102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8" office:value-type="string">
            <text:p text:style-name="P54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9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58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0" office:value-type="string">
            <text:p text:style-name="P67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90"><text:span text:style-name="Strong_20_Emphasis"><text:span text:style-name="T32">Type </text:span></text:span><text:span text:style-name="User_20_Entry"><text:span text:style-name="T103">kz </text:span></text:span><text:span text:style-name="User_20_Entry"><text:span text:style-name="T104">menu</text:span></text:span><text:span text:style-name="Strong_20_Emphasis"><text:span text:style-name="T32"> command, 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30"/></text:span></text:p>
          </table:table-cell>
          <table:table-cell table:style-name="_33_._5f_Installatie_5f_afronden.C12" office:value-type="string">
            <text:p text:style-name="P91"><text:span text:style-name="Strong_20_Emphasis"><text:span text:style-name="T41">Se</text:span></text:span><text:span text:style-name="Strong_20_Emphasis"><text:span text:style-name="T50">lect</text:span></text:span><text:span text:style-name="Strong_20_Emphasis"><text:span text:style-name="T41"> </text:span></text:span><text:span text:style-name="Strong_20_Emphasis"><text:span text:style-name="T75">3</text:span></text:span><text:span text:style-name="Strong_20_Emphasis"><text:span text:style-name="T67"> </text:span></text:span><text:span text:style-name="Strong_20_Emphasis"><text:span text:style-name="T32">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3" office:value-type="string">
            <text:p text:style-name="P55"><text:span text:style-name="Strong_20_Emphasis"><text:span text:style-name="T39">Follow the instructions on the screen.</text:span></text:span></text:p>
          </table:table-cell>
        </table:table-row>
      </table:table>
      <text:p text:style-name="P46"><text:span text:style-name="Strong_20_Emphasis"><text:span text:style-name="T24"><text:tab/></text:span></text:span></text:p>
      <text:p text:style-name="P47"><text:span text:style-name="Strong_20_Emphasis"><text:span text:style-name="T42"/></text:span></text:p>
      <text:p text:style-name="P48"><text:span text:style-name="Strong_20_Emphasis"><text:span text:style-name="T39"/></text:span></text:p>
      <text:list xml:id="list191308687901612" text:continue-numbering="true" text:style-name="L1">
        <text:list-item>
          <text:p text:style-name="P96"><text:span text:style-name="Strong_20_Emphasis"><text:span text:style-name="T17">P</text:span></text:span><text:span text:style-name="Strong_20_Emphasis"><text:span text:style-name="T173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58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5"><text:span text:style-name="Strong_20_Emphasis"><text:span text:style-name="T58"><draw:control text:anchor-type="as-char" draw:z-index="18" draw:name="Vorm40_ 1" draw:style-name="gr1" draw:text-style-name="P97" svg:width="0.35cm" svg:height="0.35cm" draw:control="control19"/></text:span></text:span></text:p>
          </table:table-cell>
          <table:table-cell table:style-name="Tabel2.D1" office:value-type="string">
            <text:p text:style-name="P21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9">USER</text:span></text:span><text:span text:style-name="Strong_20_Emphasis"><text:span text:style-name="T44"><text:note text:id="ftn9" text:note-class="footnote"><text:note-citation>1</text:note-citation><text:note-body><text:p text:style-name="P63"><text:span text:style-name="User_20_Entry"><text:span text:style-name="T95">Login any additional </text:span></text:span><text:span text:style-name="Definition"><text:span text:style-name="T222">USER</text:span></text:span><text:span text:style-name="User_20_Entry"><text:span text:style-name="T94">s </text:span></text:span><text:span text:style-name="User_20_Entry"><text:span text:style-name="T95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0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58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6"><text:span text:style-name="Strong_20_Emphasis"><text:span text:style-name="T58"><draw:control text:anchor-type="as-char" draw:z-index="19" draw:name="Vorm40_ 2" draw:style-name="gr1" draw:text-style-name="P97" svg:width="0.35cm" svg:height="0.35cm" draw:control="control20"/></text:span></text:span></text:p>
          </table:table-cell>
          <table:table-cell table:style-name="Tabel2.D3" office:value-type="string">
            <text:p text:style-name="P23"><text:span text:style-name="Strong_20_Emphasis"><text:span text:style-name="T45">Set up the </text:span></text:span><text:span text:style-name="Strong_20_Emphasis"><text:span text:style-name="T54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4" office:value-type="string">
            <text:p text:style-name="P88"><text:span text:style-name="Strong_20_Emphasis"><text:span text:style-name="T32">Type </text:span></text:span><text:span text:style-name="User_20_Entry"><text:span text:style-name="T103">kz </text:span></text:span><text:span text:style-name="User_20_Entry"><text:span text:style-name="T104">menu</text:span></text:span><text:span text:style-name="Strong_20_Emphasis"><text:span text:style-name="T32"> command, 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5" office:value-type="string">
            <text:p text:style-name="P25"><text:span text:style-name="Strong_20_Emphasis"><text:span text:style-name="T51">Select</text:span></text:span><text:span text:style-name="Strong_20_Emphasis"><text:span text:style-name="T41"> </text:span></text:span><text:span text:style-name="Strong_20_Emphasis"><text:span text:style-name="T75">4 </text:span></text:span><text:span text:style-name="Strong_20_Emphasis"><text:span text:style-name="T32">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6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</table:table>
      <text:p text:style-name="P31"/>
      <text:p text:style-name="P32"/>
      <text:p text:style-name="P42"><text:span text:style-name="T157">End of checklist,</text:span><text:span text:style-name="T158"> </text:span><text:span text:style-name="Strong_20_Emphasis"><text:span text:style-name="T114"><text:user-field-get text:name="Distro">Ubuntu</text:user-field-get></text:span></text:span><text:span text:style-name="T156"><text:s/></text:span><text:span text:style-name="T155"><text:user-field-get text:name="Version">22.04</text:user-field-get></text:span><text:span text:style-name="Strong_20_Emphasis"><text:span text:style-name="T115"><text:s/></text:span></text:span><text:span text:style-name="Strong_20_Emphasis"><text:span text:style-name="T119">LTS</text:span></text:span><text:span text:style-name="T97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57">installation is complete.</text:span></text:p>
      <text:p text:style-name="P19"/>
      <text:p text:style-name="P12"><text:span text:style-name="Emphasis"><text:span text:style-name="T176">Written</text:span></text:span><text:span text:style-name="Emphasis"><text:span text:style-name="T174"> </text:span></text:span><text:span text:style-name="Emphasis"><text:span text:style-name="T176">by</text:span></text:span><text:span text:style-name="Emphasis"><text:span text:style-name="T17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4">, </text:span></text:span><text:a xlink:type="simple" xlink:href="https://creativecommons.org/publicdomain/zero/1.0" text:style-name="Internet_20_link" text:visited-style-name="Visited_20_Internet_20_Link"><text:span text:style-name="Emphasis"><text:span text:style-name="T177">CC0 1.0 Universal</text:span></text:span></text:a><text:span text:style-name="Emphasis"><text:span text:style-name="T174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17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5T19:13:06.428097495">0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13:06.251540920</dc:date>
    <meta:keyword>Installatie</meta:keyword>
    <meta:keyword>Checklist</meta:keyword>
    <meta:keyword>Linux</meta:keyword>
    <meta:editing-cycles>6752</meta:editing-cycles>
    <meta:editing-duration>P11DT20H57M3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0" meta:word-count="591" meta:character-count="3589" meta:non-whitespace-character-count="3034"/>
    <meta:user-defined meta:name="Info 1"/>
    <meta:user-defined meta:name="Info 2"/>
    <meta:user-defined meta:name="Info 3"/>
    <meta:user-defined meta:name="Info 4"/>
  </office:meta>
</office:document-meta>
</file>